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1" style:family="table-cell" style:parent-style-name="Default" style:data-style-name="N0"/>
    <style:style style:name="ce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vertical-align="automatic"/>
    </style:style>
    <style:style style:name="ce6" style:family="table-cell" style:parent-style-name="Default" style:data-style-name="N121"/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ointsCoordinate" table:style-name="ta1">
        <table:table-column table:style-name="co1" table:number-columns-repeated="256" table:default-cell-style-name="ce1"/>
        <table:table-column table:style-name="co2" table:number-columns-repeated="768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0.6" calcext:value-type="float">
            <text:p>0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0.6" calcext:value-type="float">
            <text:p>0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1.2" calcext:value-type="float">
            <text:p>1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1.2" calcext:value-type="float">
            <text:p>1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1.8" calcext:value-type="float">
            <text:p>1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2" table:style-name="ce5" office:value-type="float" office:value="1.8" calcext:value-type="float">
            <text:p>1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.8" calcext:value-type="float">
            <text:p>1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2.4" calcext:value-type="float">
            <text:p>2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2.4" calcext:value-type="float">
            <text:p>2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number-columns-repeated="2" table:style-name="ce5" office:value-type="float" office:value="2.4" calcext:value-type="float">
            <text:p>2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" calcext:value-type="float">
            <text:p>3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3" calcext:value-type="float">
            <text:p>3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3" calcext:value-type="float">
            <text:p>3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3.6" calcext:value-type="float">
            <text:p>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3.6" calcext:value-type="float">
            <text:p>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3.6" calcext:value-type="float">
            <text:p>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3.6" calcext:value-type="float">
            <text:p>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4.2" calcext:value-type="float">
            <text:p>4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4.2" calcext:value-type="float">
            <text:p>4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4.2" calcext:value-type="float">
            <text:p>4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4.2" calcext:value-type="float">
            <text:p>4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5" office:value-type="float" office:value="21" calcext:value-type="float">
            <text:p>21.0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5" office:value-type="float" office:value="21.6" calcext:value-type="float">
            <text:p>21.6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5" office:value-type="float" office:value="22.8" calcext:value-type="float">
            <text:p>22.8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5" office:value-type="float" office:value="23.4" calcext:value-type="float">
            <text:p>23.4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4.8" calcext:value-type="float">
            <text:p>4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5" office:value-type="float" office:value="3" calcext:value-type="float">
            <text:p>3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number-columns-repeated="2"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5" office:value-type="float" office:value="6" calcext:value-type="float">
            <text:p>6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5" office:value-type="float" office:value="8.4" calcext:value-type="float">
            <text:p>8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5" office:value-type="float" office:value="9" calcext:value-type="float">
            <text:p>9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5" office:value-type="float" office:value="10.2" calcext:value-type="float">
            <text:p>10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5" office:value-type="float" office:value="10.8" calcext:value-type="float">
            <text:p>10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5" office:value-type="float" office:value="11.4" calcext:value-type="float">
            <text:p>11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5" office:value-type="float" office:value="12" calcext:value-type="float">
            <text:p>12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5" office:value-type="float" office:value="12.6" calcext:value-type="float">
            <text:p>12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5" office:value-type="float" office:value="13.2" calcext:value-type="float">
            <text:p>13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5" office:value-type="float" office:value="13.8" calcext:value-type="float">
            <text:p>13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5" office:value-type="float" office:value="14.4" calcext:value-type="float">
            <text:p>14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5" office:value-type="float" office:value="15" calcext:value-type="float">
            <text:p>15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5" office:value-type="float" office:value="15.6" calcext:value-type="float">
            <text:p>15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5" office:value-type="float" office:value="16.2" calcext:value-type="float">
            <text:p>16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5" office:value-type="float" office:value="16.8" calcext:value-type="float">
            <text:p>16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5" office:value-type="float" office:value="17.4" calcext:value-type="float">
            <text:p>17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5" office:value-type="float" office:value="18" calcext:value-type="float">
            <text:p>18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5" office:value-type="float" office:value="18.6" calcext:value-type="float">
            <text:p>18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5" office:value-type="float" office:value="19.2" calcext:value-type="float">
            <text:p>19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5" office:value-type="float" office:value="21" calcext:value-type="float">
            <text:p>21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5" office:value-type="float" office:value="21.6" calcext:value-type="float">
            <text:p>21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5" office:value-type="float" office:value="22.8" calcext:value-type="float">
            <text:p>22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5" office:value-type="float" office:value="23.4" calcext:value-type="float">
            <text:p>23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5" office:value-type="float" office:value="24.6" calcext:value-type="float">
            <text:p>24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5" office:value-type="float" office:value="25.2" calcext:value-type="float">
            <text:p>25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5" office:value-type="float" office:value="25.8" calcext:value-type="float">
            <text:p>25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5" office:value-type="float" office:value="26.4" calcext:value-type="float">
            <text:p>26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5" office:value-type="float" office:value="27.6" calcext:value-type="float">
            <text:p>27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5" office:value-type="float" office:value="28.2" calcext:value-type="float">
            <text:p>28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5" office:value-type="float" office:value="28.8" calcext:value-type="float">
            <text:p>28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5" office:value-type="float" office:value="29.4" calcext:value-type="float">
            <text:p>29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5" office:value-type="float" office:value="34.8" calcext:value-type="float">
            <text:p>34.8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5.4" calcext:value-type="float">
            <text:p>5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5" office:value-type="float" office:value="3" calcext:value-type="float">
            <text:p>3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number-columns-repeated="2"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5" office:value-type="float" office:value="6.6" calcext:value-type="float">
            <text:p>6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7.2" calcext:value-type="float">
            <text:p>7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5" office:value-type="float" office:value="8.4" calcext:value-type="float">
            <text:p>8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9" calcext:value-type="float">
            <text:p>9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5" office:value-type="float" office:value="10.2" calcext:value-type="float">
            <text:p>10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5" office:value-type="float" office:value="10.8" calcext:value-type="float">
            <text:p>10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1.4" calcext:value-type="float">
            <text:p>11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12" calcext:value-type="float">
            <text:p>12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12.6" calcext:value-type="float">
            <text:p>12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5" office:value-type="float" office:value="13.2" calcext:value-type="float">
            <text:p>13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5" office:value-type="float" office:value="13.8" calcext:value-type="float">
            <text:p>13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5" office:value-type="float" office:value="14.4" calcext:value-type="float">
            <text:p>14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15" calcext:value-type="float">
            <text:p>15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5.6" calcext:value-type="float">
            <text:p>15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5" office:value-type="float" office:value="16.2" calcext:value-type="float">
            <text:p>16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16.8" calcext:value-type="float">
            <text:p>16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5" office:value-type="float" office:value="17.4" calcext:value-type="float">
            <text:p>17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5" office:value-type="float" office:value="18" calcext:value-type="float">
            <text:p>18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5" office:value-type="float" office:value="18.6" calcext:value-type="float">
            <text:p>18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19.2" calcext:value-type="float">
            <text:p>19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5" office:value-type="float" office:value="21" calcext:value-type="float">
            <text:p>21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5" office:value-type="float" office:value="21.6" calcext:value-type="float">
            <text:p>21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5" office:value-type="float" office:value="22.8" calcext:value-type="float">
            <text:p>22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5" office:value-type="float" office:value="23.4" calcext:value-type="float">
            <text:p>23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5" office:value-type="float" office:value="24.6" calcext:value-type="float">
            <text:p>24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5" office:value-type="float" office:value="25.2" calcext:value-type="float">
            <text:p>25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5" office:value-type="float" office:value="25.8" calcext:value-type="float">
            <text:p>25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5" office:value-type="float" office:value="26.4" calcext:value-type="float">
            <text:p>26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27" calcext:value-type="float">
            <text:p>27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5" office:value-type="float" office:value="27.6" calcext:value-type="float">
            <text:p>27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5" office:value-type="float" office:value="28.2" calcext:value-type="float">
            <text:p>28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5" office:value-type="float" office:value="28.8" calcext:value-type="float">
            <text:p>28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5" office:value-type="float" office:value="29.4" calcext:value-type="float">
            <text:p>29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5" office:value-type="float" office:value="34.8" calcext:value-type="float">
            <text:p>34.8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6" calcext:value-type="float">
            <text:p>6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5" office:value-type="float" office:value="21" calcext:value-type="float">
            <text:p>21.0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5" office:value-type="float" office:value="21.6" calcext:value-type="float">
            <text:p>21.6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5" office:value-type="float" office:value="22.8" calcext:value-type="float">
            <text:p>22.8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5" office:value-type="float" office:value="23.4" calcext:value-type="float">
            <text:p>23.4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6.6" calcext:value-type="float">
            <text:p>6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5" office:value-type="float" office:value="21" calcext:value-type="float">
            <text:p>21.0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5" office:value-type="float" office:value="21.6" calcext:value-type="float">
            <text:p>21.6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5" office:value-type="float" office:value="22.8" calcext:value-type="float">
            <text:p>22.8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5" office:value-type="float" office:value="23.4" calcext:value-type="float">
            <text:p>23.4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7.2" calcext:value-type="float">
            <text:p>7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5" office:value-type="float" office:value="19.8" calcext:value-type="float">
            <text:p>19.8</text:p>
          </table:table-cell>
          <table:table-cell table:style-name="ce5" office:value-type="float" office:value="7.8" calcext:value-type="float">
            <text:p>7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5" office:value-type="float" office:value="20.4" calcext:value-type="float">
            <text:p>20.4</text:p>
          </table:table-cell>
          <table:table-cell table:style-name="ce5" office:value-type="float" office:value="7.8" calcext:value-type="float">
            <text:p>7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5" office:value-type="float" office:value="22.8" calcext:value-type="float">
            <text:p>22.8</text:p>
          </table:table-cell>
          <table:table-cell table:style-name="ce5" office:value-type="float" office:value="7.8" calcext:value-type="float">
            <text:p>7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5" office:value-type="float" office:value="23.4" calcext:value-type="float">
            <text:p>23.4</text:p>
          </table:table-cell>
          <table:table-cell table:style-name="ce5" office:value-type="float" office:value="7.8" calcext:value-type="float">
            <text:p>7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7.8" calcext:value-type="float">
            <text:p>7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7.8" calcext:value-type="float">
            <text:p>7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7.8" calcext:value-type="float">
            <text:p>7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5" office:value-type="float" office:value="22.8" calcext:value-type="float">
            <text:p>22.8</text:p>
          </table:table-cell>
          <table:table-cell table:style-name="ce5" office:value-type="float" office:value="8.4" calcext:value-type="float">
            <text:p>8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23.4" calcext:value-type="float">
            <text:p>23.4</text:p>
          </table:table-cell>
          <table:table-cell table:style-name="ce5" office:value-type="float" office:value="8.4" calcext:value-type="float">
            <text:p>8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8.4" calcext:value-type="float">
            <text:p>8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8.4" calcext:value-type="float">
            <text:p>8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8.4" calcext:value-type="float">
            <text:p>8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9" calcext:value-type="float">
            <text:p>9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9" calcext:value-type="float">
            <text:p>9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9.6" calcext:value-type="float">
            <text:p>9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9.6" calcext:value-type="float">
            <text:p>9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0.2" calcext:value-type="float">
            <text:p>10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0.2" calcext:value-type="float">
            <text:p>10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0.8" calcext:value-type="float">
            <text:p>10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0.8" calcext:value-type="float">
            <text:p>10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1.4" calcext:value-type="float">
            <text:p>11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1.4" calcext:value-type="float">
            <text:p>11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2" calcext:value-type="float">
            <text:p>12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2" calcext:value-type="float">
            <text:p>12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2.6" calcext:value-type="float">
            <text:p>12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2.6" calcext:value-type="float">
            <text:p>12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3.2" calcext:value-type="float">
            <text:p>13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3.2" calcext:value-type="float">
            <text:p>13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3.8" calcext:value-type="float">
            <text:p>13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3.8" calcext:value-type="float">
            <text:p>13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4.4" calcext:value-type="float">
            <text:p>14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4.4" calcext:value-type="float">
            <text:p>14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5" calcext:value-type="float">
            <text:p>15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5" calcext:value-type="float">
            <text:p>15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5.6" calcext:value-type="float">
            <text:p>15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5.6" calcext:value-type="float">
            <text:p>15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6.2" calcext:value-type="float">
            <text:p>16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6.2" calcext:value-type="float">
            <text:p>16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6.8" calcext:value-type="float">
            <text:p>16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6.8" calcext:value-type="float">
            <text:p>16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7.4" calcext:value-type="float">
            <text:p>17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7.4" calcext:value-type="float">
            <text:p>17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8" calcext:value-type="float">
            <text:p>18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8" calcext:value-type="float">
            <text:p>18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8.6" calcext:value-type="float">
            <text:p>18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8.6" calcext:value-type="float">
            <text:p>18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9.2" calcext:value-type="float">
            <text:p>19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9.2" calcext:value-type="float">
            <text:p>19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19.8" calcext:value-type="float">
            <text:p>19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19.8" calcext:value-type="float">
            <text:p>19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0.4" calcext:value-type="float">
            <text:p>20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0.4" calcext:value-type="float">
            <text:p>20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1" calcext:value-type="float">
            <text:p>21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1" calcext:value-type="float">
            <text:p>21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1.6" calcext:value-type="float">
            <text:p>21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1.6" calcext:value-type="float">
            <text:p>21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2.2" calcext:value-type="float">
            <text:p>22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2.2" calcext:value-type="float">
            <text:p>22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2.8" calcext:value-type="float">
            <text:p>22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2.8" calcext:value-type="float">
            <text:p>22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3.4" calcext:value-type="float">
            <text:p>23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3.4" calcext:value-type="float">
            <text:p>23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4" calcext:value-type="float">
            <text:p>24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4" calcext:value-type="float">
            <text:p>24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4.6" calcext:value-type="float">
            <text:p>24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4.6" calcext:value-type="float">
            <text:p>24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5.2" calcext:value-type="float">
            <text:p>25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5.2" calcext:value-type="float">
            <text:p>25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5.8" calcext:value-type="float">
            <text:p>25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5.8" calcext:value-type="float">
            <text:p>25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6.4" calcext:value-type="float">
            <text:p>26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6.4" calcext:value-type="float">
            <text:p>26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7" calcext:value-type="float">
            <text:p>27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7" calcext:value-type="float">
            <text:p>27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7.6" calcext:value-type="float">
            <text:p>27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7.6" calcext:value-type="float">
            <text:p>27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28.2" calcext:value-type="float">
            <text:p>28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28.2" calcext:value-type="float">
            <text:p>28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28.2" calcext:value-type="float">
            <text:p>28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28.2" calcext:value-type="float">
            <text:p>28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28.2" calcext:value-type="float">
            <text:p>28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8.2" calcext:value-type="float">
            <text:p>28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8.2" calcext:value-type="float">
            <text:p>28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style-name="ce5" office:value-type="float" office:value="34.8" calcext:value-type="float">
            <text:p>34.8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8.8" calcext:value-type="float">
            <text:p>28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29.4" calcext:value-type="float">
            <text:p>29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29.4" calcext:value-type="float">
            <text:p>29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29.4" calcext:value-type="float">
            <text:p>29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29.4" calcext:value-type="float">
            <text:p>29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29.4" calcext:value-type="float">
            <text:p>29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29.4" calcext:value-type="float">
            <text:p>29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29.4" calcext:value-type="float">
            <text:p>29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9.4" calcext:value-type="float">
            <text:p>29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5" office:value-type="float" office:value="36" calcext:value-type="float">
            <text:p>36.0</text:p>
          </table:table-cell>
          <table:table-cell table:style-name="ce5" office:value-type="float" office:value="29.4" calcext:value-type="float">
            <text:p>29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number-columns-repeated="2" table:style-name="ce5" office:value-type="float" office:value="30" calcext:value-type="float">
            <text:p>30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30" calcext:value-type="float">
            <text:p>30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30" calcext:value-type="float">
            <text:p>30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30" calcext:value-type="float">
            <text:p>30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30" calcext:value-type="float">
            <text:p>30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30" calcext:value-type="float">
            <text:p>30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0.6" calcext:value-type="float">
            <text:p>30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number-columns-repeated="2" table:style-name="ce5" office:value-type="float" office:value="30.6" calcext:value-type="float">
            <text:p>30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30.6" calcext:value-type="float">
            <text:p>30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30.6" calcext:value-type="float">
            <text:p>30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30.6" calcext:value-type="float">
            <text:p>30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30.6" calcext:value-type="float">
            <text:p>30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1.2" calcext:value-type="float">
            <text:p>31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31.2" calcext:value-type="float">
            <text:p>31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number-columns-repeated="2" table:style-name="ce5" office:value-type="float" office:value="31.2" calcext:value-type="float">
            <text:p>31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31.2" calcext:value-type="float">
            <text:p>31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31.2" calcext:value-type="float">
            <text:p>31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31.2" calcext:value-type="float">
            <text:p>31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1.8" calcext:value-type="float">
            <text:p>31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31.8" calcext:value-type="float">
            <text:p>31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31.8" calcext:value-type="float">
            <text:p>31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31.8" calcext:value-type="float">
            <text:p>31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31.8" calcext:value-type="float">
            <text:p>31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31.8" calcext:value-type="float">
            <text:p>31.8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2.4" calcext:value-type="float">
            <text:p>32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32.4" calcext:value-type="float">
            <text:p>32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32.4" calcext:value-type="float">
            <text:p>32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32.4" calcext:value-type="float">
            <text:p>32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32.4" calcext:value-type="float">
            <text:p>32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32.4" calcext:value-type="float">
            <text:p>32.4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3" calcext:value-type="float">
            <text:p>33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33" calcext:value-type="float">
            <text:p>33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33" calcext:value-type="float">
            <text:p>33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number-columns-repeated="2" table:style-name="ce5" office:value-type="float" office:value="33" calcext:value-type="float">
            <text:p>33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5" office:value-type="float" office:value="33.6" calcext:value-type="float">
            <text:p>33.6</text:p>
          </table:table-cell>
          <table:table-cell table:style-name="ce5" office:value-type="float" office:value="33" calcext:value-type="float">
            <text:p>33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33" calcext:value-type="float">
            <text:p>33.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3.6" calcext:value-type="float">
            <text:p>3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33.6" calcext:value-type="float">
            <text:p>3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33.6" calcext:value-type="float">
            <text:p>3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33.6" calcext:value-type="float">
            <text:p>3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33.6" calcext:value-type="float">
            <text:p>3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33.6" calcext:value-type="float">
            <text:p>3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table:number-columns-repeated="2" table:style-name="ce5" office:value-type="float" office:value="33.6" calcext:value-type="float">
            <text:p>3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table:style-name="ce5" office:value-type="float" office:value="34.2" calcext:value-type="float">
            <text:p>34.2</text:p>
          </table:table-cell>
          <table:table-cell table:style-name="ce5" office:value-type="float" office:value="33.6" calcext:value-type="float">
            <text:p>33.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4.2" calcext:value-type="float">
            <text:p>34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34.2" calcext:value-type="float">
            <text:p>34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34.2" calcext:value-type="float">
            <text:p>34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style-name="ce5" office:value-type="float" office:value="31.8" calcext:value-type="float">
            <text:p>31.8</text:p>
          </table:table-cell>
          <table:table-cell table:style-name="ce5" office:value-type="float" office:value="34.2" calcext:value-type="float">
            <text:p>34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34.2" calcext:value-type="float">
            <text:p>34.2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table:style-name="ce5" office:value-type="float" office:value="33" calcext:value-type="float">
            <text:p>33.0</text:p>
          </table:table-cell>
          <table:table-cell table:style-name="ce5" office:value-type="float" office:value="34.2" calcext:value-type="float">
            <text:p>34.2</text:p>
          </table:table-cell>
          <table:table-cell table:style-name="ce4"/>
          <table:table-cell table:number-columns-repeated="1020"/>
        </table:table-row>
        <table:table-row table:style-name="ro1" table:number-rows-repeated="675">
          <table:table-cell table:style-name="ce4"/>
          <table:table-cell table:style-name="ce6" table:number-columns-repeated="2"/>
          <table:table-cell table:number-columns-repeated="1021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text> $ </number:text>
      <number:number number:decimal-places="0" loext:min-decimal-places="0" number:min-integer-digits="1"/>
      <number:text> </number:text>
    </number:number-style>
    <number:number-style style:name="N128P1" style:volatile="true">
      <number:text> $ (</number:text>
      <number:number number:decimal-places="0" loext:min-decimal-places="0" number:min-integer-digits="1"/>
      <number:text>)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text>  </number:text>
      <number:number number:decimal-places="0" loext:min-decimal-places="0" number:min-integer-digits="1"/>
      <number:text> </number:text>
    </number:number-style>
    <number:number-style style:name="N135P1" style:volatile="true">
      <number:text>  (</number:text>
      <number:number number:decimal-places="0" loext:min-decimal-places="0" number:min-integer-digits="1"/>
      <number:text>)</number:text>
    </number:number-style>
    <number:number-style style:name="N135P2" style:volatile="true">
      <number:text>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21">
      <number:number number:decimal-places="1" loext:min-decimal-places="1" number:min-integer-digits="1"/>
    </number:number-style>
    <number:number-style style:name="N122">
      <number:text> $ </number:text>
      <number:number number:decimal-places="2" loext:min-decimal-places="2" number:min-integer-digits="1" number:grouping="true"/>
      <number:text> </number:text>
    </number:number-style>
    <number:number-style style:name="N123">
      <number:text> $ (</number:text>
      <number:number number:decimal-places="2" loext:min-decimal-places="2" number:min-integer-digits="1" number:grouping="true"/>
      <number:text>)</number:text>
    </number:number-style>
    <number:number-style style:name="N124">
      <number:text> $- </number:text>
    </number:number-style>
    <number:number-style style:name="N126">
      <number:text> $ </number:text>
      <number:number number:decimal-places="0" loext:min-decimal-places="0" number:min-integer-digits="1"/>
      <number:text> </number:text>
    </number:number-style>
    <number:number-style style:name="N127">
      <number:text> $ (</number:text>
      <number:number number:decimal-places="0" loext:min-decimal-places="0" number:min-integer-digits="1"/>
      <number:text>)</number:text>
    </number:number-style>
    <number:number-style style:name="N129">
      <number:text>  </number:text>
      <number:number number:decimal-places="2" loext:min-decimal-places="2" number:min-integer-digits="1" number:grouping="true"/>
      <number:text> </number:text>
    </number:number-style>
    <number:number-style style:name="N130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- </number:text>
    </number:number-style>
    <number:number-style style:name="N133">
      <number:text>  </number:text>
      <number:number number:decimal-places="0" loext:min-decimal-places="0" number:min-integer-digits="1"/>
      <number:text> </number:text>
    </number:number-style>
    <number:number-style style:name="N134">
      <number:text>  (</number:text>
      <number:number number:decimal-places="0" loext:min-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" style:family="table-cell" style:parent-style-name="Default" style:data-style-name="N125"/>
    <style:style style:name="Comma_20__5b_0_5d_" style:display-name="Comma [0]" style:family="table-cell" style:parent-style-name="Default" style:data-style-name="N128"/>
    <style:style style:name="Currency" style:family="table-cell" style:parent-style-name="Default" style:data-style-name="N132"/>
    <style:style style:name="Currency_20__5b_0_5d_" style:display-name="Currency [0]" style:family="table-cell" style:parent-style-name="Default" style:data-style-name="N135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Crivant</dc:creator>
    <dc:date>2016-05-27T12:52:39Z</dc:date>
    <meta:document-statistic meta:table-count="1" meta:cell-count="978" meta:object-count="0"/>
  </office:meta>
</office:document-meta>
</file>